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a0e" officeooo:paragraph-rsid="000c6457"/>
    </style:style>
    <style:style style:name="P2" style:family="paragraph" style:parent-style-name="Standard">
      <style:text-properties officeooo:rsid="000c3a0e" officeooo:paragraph-rsid="0011654a"/>
    </style:style>
    <style:style style:name="P3" style:family="paragraph" style:parent-style-name="Standard">
      <style:text-properties officeooo:rsid="000dff30" officeooo:paragraph-rsid="000dff30"/>
    </style:style>
    <style:style style:name="P4" style:family="paragraph" style:parent-style-name="Standard">
      <style:text-properties fo:color="#9900ff" officeooo:rsid="000dff30" officeooo:paragraph-rsid="000dff30"/>
    </style:style>
    <style:style style:name="P5" style:family="paragraph" style:parent-style-name="Standard">
      <style:text-properties fo:color="#00cc00" officeooo:rsid="000dff30" officeooo:paragraph-rsid="000dff30"/>
    </style:style>
    <style:style style:name="P6" style:family="paragraph" style:parent-style-name="Standard">
      <style:text-properties fo:color="#ff3333" fo:font-weight="bold" officeooo:rsid="000dff30" officeooo:paragraph-rsid="000dff30" style:font-weight-asian="bold" style:font-weight-complex="bold"/>
    </style:style>
    <style:style style:name="P7" style:family="paragraph" style:parent-style-name="Standard">
      <style:text-properties officeooo:rsid="000e0e16" officeooo:paragraph-rsid="000e0e16"/>
    </style:style>
    <style:style style:name="P8" style:family="paragraph" style:parent-style-name="Standard">
      <style:text-properties officeooo:rsid="000e0e16" officeooo:paragraph-rsid="00160999"/>
    </style:style>
    <style:style style:name="P9" style:family="paragraph" style:parent-style-name="Standard">
      <style:text-properties officeooo:rsid="000e0e16" officeooo:paragraph-rsid="0017a91d"/>
    </style:style>
    <style:style style:name="P10" style:family="paragraph" style:parent-style-name="Standard">
      <style:text-properties officeooo:rsid="00160999" officeooo:paragraph-rsid="0017a91d"/>
    </style:style>
    <style:style style:name="P11" style:family="paragraph" style:parent-style-name="Standard">
      <style:text-properties officeooo:rsid="0017a91d" officeooo:paragraph-rsid="0017a91d"/>
    </style:style>
    <style:style style:name="P12" style:family="paragraph" style:parent-style-name="Standard">
      <style:text-properties officeooo:rsid="000dff30" officeooo:paragraph-rsid="000dff30"/>
    </style:style>
    <style:style style:name="P13" style:family="paragraph" style:parent-style-name="Standard">
      <style:text-properties officeooo:rsid="000fab2c" officeooo:paragraph-rsid="000fab2c"/>
    </style:style>
    <style:style style:name="P14" style:family="paragraph" style:parent-style-name="Standard">
      <style:text-properties fo:font-weight="bold" officeooo:rsid="000e0e16" officeooo:paragraph-rsid="000e0e16" style:font-weight-asian="bold" style:font-weight-complex="bold"/>
    </style:style>
    <style:style style:name="P15" style:family="paragraph" style:parent-style-name="Standard">
      <style:text-properties fo:color="#000000" officeooo:rsid="0019bb18" officeooo:paragraph-rsid="0019bb18"/>
    </style:style>
    <style:style style:name="P16" style:family="paragraph" style:parent-style-name="Standard">
      <style:text-properties fo:color="#000000" officeooo:rsid="000c3a0e" officeooo:paragraph-rsid="000c6457"/>
    </style:style>
    <style:style style:name="P17" style:family="paragraph" style:parent-style-name="Standard">
      <style:text-properties fo:color="#000000" fo:font-size="14pt" fo:font-weight="normal" officeooo:rsid="0019bb18" officeooo:paragraph-rsid="0019bb18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fo:font-size="14pt" fo:font-weight="bold" officeooo:rsid="0019bb18" officeooo:paragraph-rsid="0019bb18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fo:font-weight="bold" officeooo:rsid="001af80c" officeooo:paragraph-rsid="001af80c" style:font-weight-asian="bold" style:font-weight-complex="bold"/>
    </style:style>
    <style:style style:name="P20" style:family="paragraph" style:parent-style-name="Standard">
      <style:text-properties fo:color="#0000ff" fo:font-weight="bold" officeooo:rsid="000dff30" officeooo:paragraph-rsid="000dff30" style:font-weight-asian="bold" style:font-weight-complex="bold"/>
    </style:style>
    <style:style style:name="P21" style:family="paragraph" style:parent-style-name="Standard">
      <style:text-properties fo:color="#0000ff" fo:font-weight="bold" officeooo:rsid="0019bb18" officeooo:paragraph-rsid="0019bb18" style:font-weight-asian="bold" style:font-weight-complex="bold"/>
    </style:style>
    <style:style style:name="P22" style:family="paragraph" style:parent-style-name="Standard">
      <style:text-properties fo:color="#0000ff" fo:font-weight="bold" officeooo:rsid="001af80c" officeooo:paragraph-rsid="001af80c" style:font-weight-asian="bold" style:font-weight-complex="bold"/>
    </style:style>
    <style:style style:name="P23" style:family="paragraph" style:parent-style-name="Standard">
      <style:text-properties fo:color="#0000ff" fo:font-weight="bold" officeooo:rsid="001af80c" officeooo:paragraph-rsid="001c77fb" style:font-weight-asian="bold" style:font-weight-complex="bold"/>
    </style:style>
    <style:style style:name="P24" style:family="paragraph" style:parent-style-name="Standard">
      <style:text-properties fo:color="#0000ff" fo:font-weight="bold" officeooo:rsid="001e8890" officeooo:paragraph-rsid="001e8890" style:font-weight-asian="bold" style:font-weight-complex="bold"/>
    </style:style>
    <style:style style:name="P25" style:family="paragraph" style:parent-style-name="Standard">
      <style:text-properties fo:color="#0000ff" fo:font-size="14pt" fo:font-weight="bold" officeooo:rsid="001af80c" officeooo:paragraph-rsid="001af80c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font-weight="bold" officeooo:rsid="001af80c" officeooo:paragraph-rsid="001af80c" style:font-size-asian="14pt" style:font-weight-asian="bold" style:font-size-complex="14pt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cc00"/>
    </style:style>
    <style:style style:name="T5" style:family="text">
      <style:text-properties fo:color="#9900ff"/>
    </style:style>
    <style:style style:name="T6" style:family="text">
      <style:text-properties officeooo:rsid="000fab2c"/>
    </style:style>
    <style:style style:name="T7" style:family="text">
      <style:text-properties officeooo:rsid="00160999"/>
    </style:style>
    <style:style style:name="T8" style:family="text">
      <style:text-properties officeooo:rsid="0017a91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c77fb" style:font-weight-asian="normal" style:font-weight-complex="normal"/>
    </style:style>
    <style:style style:name="T12" style:family="text">
      <style:text-properties fo:font-weight="normal" officeooo:rsid="001e8890" style:font-weight-asian="normal" style:font-weight-complex="normal"/>
    </style:style>
    <style:style style:name="T13" style:family="text">
      <style:text-properties officeooo:rsid="001c77fb"/>
    </style:style>
    <style:style style:name="T14" style:family="text">
      <style:text-properties fo:color="#cc00cc" fo:font-weight="normal" style:font-weight-asian="normal" style:font-weight-complex="normal"/>
    </style:style>
    <style:style style:name="T15" style:family="text">
      <style:text-properties fo:color="#cc00cc" fo:font-weight="normal" officeooo:rsid="001c77fb" style:font-weight-asian="normal" style:font-weight-complex="normal"/>
    </style:style>
    <style:style style:name="T16" style:family="text">
      <style:text-properties fo:color="#009933" fo:font-weight="normal" style:font-weight-asian="normal" style:font-weight-complex="normal"/>
    </style:style>
    <style:style style:name="T17" style:family="text">
      <style:text-properties fo:color="#009933" fo:font-weight="normal" officeooo:rsid="001c77fb" style:font-weight-asian="normal" style:font-weight-complex="normal"/>
    </style:style>
    <style:style style:name="T18" style:family="text">
      <style:text-properties fo:color="#009933" officeooo:rsid="001c77fb"/>
    </style:style>
    <style:style style:name="T19" style:family="text">
      <style:text-properties fo:color="#ff9900" fo:font-weight="normal" style:font-weight-asian="normal" style:font-weight-complex="normal"/>
    </style:style>
    <style:style style:name="T20" style:family="text">
      <style:text-properties fo:color="#ff9900" fo:font-weight="normal" officeooo:rsid="001c77fb" style:font-weight-asian="normal" style:font-weight-complex="normal"/>
    </style:style>
    <style:style style:name="T21" style:family="text">
      <style:text-properties fo:color="#ff9900" officeooo:rsid="001c77fb"/>
    </style:style>
    <style:style style:name="T22" style:family="text">
      <style:text-properties fo:color="#ff3300" fo:font-weight="normal" style:font-weight-asian="normal" style:font-weight-complex="normal"/>
    </style:style>
    <style:style style:name="T23" style:family="text">
      <style:text-properties fo:color="#ff3300" fo:font-weight="normal" officeooo:rsid="001c77fb" style:font-weight-asian="normal" style:font-weight-complex="normal"/>
    </style:style>
    <style:style style:name="T24" style:family="text">
      <style:text-properties fo:color="#ff3300" officeooo:rsid="001c77fb"/>
    </style:style>
    <style:style style:name="T25" style:family="text">
      <style:text-properties officeooo:rsid="001e88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he MARC21 ISO 2709 Format</text:p>
      <text:p text:style-name="P17"/>
      <text:p text:style-name="P17">This uses an example file, sandburg_example.mrc, to illustrate how the format works. A companion file, sandburg_example.xml, provides a much more lucid, unambiguous, and <text:s/>sight-readable representation of the same data.</text:p>
      <text:p text:style-name="P16"><text:span text:style-name="T9"/></text:p>
      <text:p text:style-name="P15"><text:span text:style-name="T9">This is a color-coded picture of the LDR + Directory.</text:span><text:span text:style-name="T10"> The line breaks are soft breaks inserted by the word processor. </text:span><text:span text:style-name="T12">There ARE NO NEWLINE CHARACTERS anywhere in this.</text:span></text:p>
      <text:p text:style-name="P16"><text:span text:style-name="T9"/></text:p>
      <text:p text:style-name="P1"><text:span text:style-name="T2">01142cam <text:s/>2200301 a 4500</text:span><text:span text:style-name="T1">001</text:span><text:span text:style-name="T3">001</text:span>300000<text:span text:style-name="T1">003</text:span>000400013<text:span text:style-name="T1">005</text:span>001700017<text:span text:style-name="T1">008</text:span>004100034<text:span text:style-name="T1">010</text:span>001700075<text:span text:style-name="T1">020</text:span>002500092<text:span text:style-name="T1">040</text:span>001800117<text:span text:style-name="T1">042</text:span>000900135<text:span text:style-name="T1">050</text:span>002600144<text:span text:style-name="T1">082</text:span>001600170<text:span text:style-name="T1">100</text:span>003200186<text:span text:style-name="T1">245</text:span>008600218<text:span text:style-name="T1">250</text:span>001200304<text:span text:style-name="T1">260</text:span>005200316<text:span text:style-name="T1">300</text:span>004900368<text:span text:style-name="T1">500</text:span>004000417<text:span text:style-name="T1">520</text:span>022800457<text:span text:style-name="T1">650</text:span><text:span text:style-name="T4">0033</text:span><text:span text:style-name="T5">00685</text:span><text:span text:style-name="T1">650</text:span>003300718<text:span text:style-name="T1">650</text:span>002400751<text:span text:style-name="T1">650</text:span>002100775<text:span text:style-name="T1">650</text:span>002300796<text:span text:style-name="T1">700</text:span>002100819</text:p>
      <text:p text:style-name="P1"/>
      <text:p text:style-name="P2"/>
      <text:p text:style-name="P20">0--<text:span text:style-name="T25">&gt;</text:span>23: LDR</text:p>
      <text:p text:style-name="P21">The LDR is a pain in the ass.<text:span text:style-name="T10"> It’s 24 characters, positions 0-23. Here’s what they mean, </text:span><text:span text:style-name="T11">along with </text:span><text:span text:style-name="T15">color</text:span><text:span text:style-name="T11"> </text:span><text:span text:style-name="T17">coded</text:span><text:span text:style-name="T11"> </text:span><text:span text:style-name="T23">notes</text:span><text:span text:style-name="T11"> for the ones we already know, and how we know them</text:span><text:span text:style-name="T10">.</text:span></text:p>
      <text:p text:style-name="P21"><text:span text:style-name="T10"/></text:p>
      <text:p text:style-name="P22"><text:span text:style-name="T10">00-04 - Record length</text:span><text:span text:style-name="T14"> (computed at run time)</text:span></text:p>
      <text:p text:style-name="P22"><text:span text:style-name="T10">05 - Record status</text:span></text:p>
      <text:p text:style-name="P22"><text:span text:style-name="T10">06 - Type of record</text:span></text:p>
      <text:p text:style-name="P22"><text:span text:style-name="T10">07 - Bibliographic level</text:span></text:p>
      <text:p text:style-name="P22"><text:span text:style-name="T10">08 - Type of control</text:span></text:p>
      <text:p text:style-name="P22"><text:span text:style-name="T10">09 - Character coding scheme</text:span><text:span text:style-name="T22"> (for us, always </text:span><text:span text:style-name="T24">a</text:span><text:span text:style-name="T23"> → UCS/Unicode)</text:span></text:p>
      <text:p text:style-name="P22"><text:span text:style-name="T10">10 - Indicator count </text:span><text:span text:style-name="T17">(fixed at </text:span><text:span text:style-name="T18">2</text:span><text:span text:style-name="T17"> for MARC-21)</text:span></text:p>
      <text:p text:style-name="P22"><text:span text:style-name="T10">11 - Subfield code count </text:span><text:span text:style-name="T17">(fixed at </text:span><text:span text:style-name="T18">2</text:span><text:span text:style-name="T17"> for MARC-21: a subfield delim char + one char for code)</text:span></text:p>
      <text:p text:style-name="P22"><text:span text:style-name="T10">12-16 - Base address of data</text:span><text:span text:style-name="T14"> (computed at run time: </text:span><text:span text:style-name="T15">24 + length of directory</text:span><text:span text:style-name="T14">)</text:span></text:p>
      <text:p text:style-name="P22"><text:span text:style-name="T10">17 - Encoding level</text:span></text:p>
      <text:p text:style-name="P22"><text:span text:style-name="T10">18 - Descriptive cataloging form</text:span></text:p>
      <text:p text:style-name="P22"><text:span text:style-name="T10">19 - Multipart resource record level</text:span></text:p>
      <text:p text:style-name="P22"><text:span text:style-name="T10">20 - Length of the length-of-field portion </text:span><text:span text:style-name="T17">(fixed at </text:span><text:span text:style-name="T18">4</text:span><text:span text:style-name="T17"> for MARC-21)</text:span></text:p>
      <text:p text:style-name="P22"><text:span text:style-name="T10">21 - Length of the starting-character-position portion</text:span><text:span text:style-name="T16"> </text:span><text:span text:style-name="T17">(fixed at </text:span><text:span text:style-name="T18">5</text:span><text:span text:style-name="T17"> for MARC-21)</text:span></text:p>
      <text:p text:style-name="P22"><text:span text:style-name="T10">22 - Length of the implementation-defined portion</text:span><text:span text:style-name="T16"> </text:span><text:span text:style-name="T17">(fixed at </text:span><text:span text:style-name="T18">0</text:span><text:span text:style-name="T17"> for Marc-21)</text:span></text:p>
      <text:p text:style-name="P23"><text:span text:style-name="T10">23 - Undefined</text:span><text:span text:style-name="T16"> </text:span><text:span text:style-name="T17">(fixed at </text:span><text:span text:style-name="T18">0</text:span><text:span text:style-name="T17"> for Marc-21)</text:span></text:p>
      <text:p text:style-name="P23"><text:span text:style-name="T11"/></text:p>
      <text:p text:style-name="P24"><text:span text:style-name="T11">S</text:span><text:span text:style-name="T10">ee “Values for LDR Content”, below, for what choices are available for the above defined fields.)</text:span></text:p>
      <text:p text:style-name="P22"><text:span text:style-name="T10"/></text:p>
      <text:p text:style-name="P19">Directory</text:p>
      <text:p text:style-name="P3">24--<text:span text:style-name="T7">&gt;</text:span>last char before first occurrence of Field delimiter: <text:span text:style-name="T9">directory</text:span> (len<text:span text:style-name="T6">gth</text:span> must be multiple of 12)</text:p>
      <text:p text:style-name="P3"/>
      <text:p text:style-name="P3">For each directory entry:</text:p>
      <text:p text:style-name="P6">3 char tag number</text:p>
      <text:p text:style-name="P5">4 char field length</text:p>
      <text:p text:style-name="P4">5 char field start pos <text:span text:style-name="T7">(‘offset’): zero-based </text:span></text:p>
      <text:p text:style-name="P3"/>
      <text:p text:style-name="P8"/>
      <text:p text:style-name="P7"><text:soft-page-break/>Everything after this is <text:span text:style-name="T9">field data</text:span>, with inserted delimiters</text:p>
      <text:p text:style-name="P7"/>
      <text:p text:style-name="P14">Delimiters:</text:p>
      <text:p text:style-name="P7"><text:span text:style-name="T9">0x1E</text:span> : marks beginning or end of a field (never repeated. End of one field is beginning of the next.)</text:p>
      <text:p text:style-name="P7"><text:span text:style-name="T9">0x1F</text:span> : marks beginning of subfield <text:span text:style-name="T6">(immediately before single-character subfield code.)</text:span></text:p>
      <text:p text:style-name="P13"><text:span text:style-name="T9">0x1G</text:span> : marks end of record. Serves as record delimiter.</text:p>
      <text:p text:style-name="P13"/>
      <text:p text:style-name="P11">There is also an extra field delimiter after the last field, immediately before the end-of-record delimiter.</text:p>
      <text:p text:style-name="P13"/>
      <text:p text:style-name="P10">Note: all length and <text:span text:style-name="T8">offset numbers in the directory INCLUDE delimiter characters in their arithmetic. (In other words: do not strip delimiters out until after you have extracted the field content.)</text:span></text:p>
      <text:p text:style-name="P10"/>
      <text:p text:style-name="P11">Note: tag numbers exist ONLY in the directory. So you can’t just cut things up on the field delimiters.</text:p>
      <text:p text:style-name="P11">(In fact, there’s not an immediately obvious reason for the field delimiters even to be a part of the format.)</text:p>
      <text:p text:style-name="P9"/>
      <text:p text:style-name="P9"/>
      <text:p text:style-name="P26">Values for LDR content</text:p>
      <text:p text:style-name="P22"><text:span text:style-name="T10"/></text:p>
      <text:p text:style-name="P22"><text:span text:style-name="T10">00-04 - Record length</text:span></text:p>
      <text:p text:style-name="P22"><text:span text:style-name="T10"/></text:p>
      <text:p text:style-name="P22"><text:span text:style-name="T10">05 - Record status</text:span></text:p>
      <text:p text:style-name="P22"><text:span text:style-name="T10"><text:s text:c="4"/>a - Increase in encoding level</text:span></text:p>
      <text:p text:style-name="P22"><text:span text:style-name="T10"><text:s text:c="4"/>c - Corrected or revised</text:span></text:p>
      <text:p text:style-name="P22"><text:span text:style-name="T10"><text:s text:c="4"/>d - Deleted</text:span></text:p>
      <text:p text:style-name="P22"><text:span text:style-name="T10"><text:s text:c="4"/>n - New</text:span></text:p>
      <text:p text:style-name="P22"><text:span text:style-name="T10"><text:s text:c="4"/>p - Increase in encoding level from prepublication</text:span></text:p>
      <text:p text:style-name="P22"><text:span text:style-name="T10"/></text:p>
      <text:p text:style-name="P22"><text:span text:style-name="T10">06 - Type of record</text:span></text:p>
      <text:p text:style-name="P22"><text:span text:style-name="T10"><text:s text:c="4"/>a - Language material</text:span></text:p>
      <text:p text:style-name="P22"><text:span text:style-name="T10"><text:s text:c="4"/>c - Notated music</text:span></text:p>
      <text:p text:style-name="P22"><text:span text:style-name="T10"><text:s text:c="4"/>d - Manuscript notated music</text:span></text:p>
      <text:p text:style-name="P22"><text:span text:style-name="T10"><text:s text:c="4"/>e - Cartographic material</text:span></text:p>
      <text:p text:style-name="P22"><text:span text:style-name="T10"><text:s text:c="4"/>f - Manuscript cartographic material</text:span></text:p>
      <text:p text:style-name="P22"><text:span text:style-name="T10"><text:s text:c="4"/>g - Projected medium</text:span></text:p>
      <text:p text:style-name="P22"><text:span text:style-name="T10"><text:s text:c="4"/>i - Nonmusical sound recording</text:span></text:p>
      <text:p text:style-name="P22"><text:span text:style-name="T10"><text:s text:c="4"/>j - Musical sound recording</text:span></text:p>
      <text:p text:style-name="P22"><text:span text:style-name="T10"><text:s text:c="4"/>k - Two-dimensional nonprojectable graphic</text:span></text:p>
      <text:p text:style-name="P22"><text:span text:style-name="T10"><text:s text:c="4"/>m - Computer file</text:span></text:p>
      <text:p text:style-name="P22"><text:span text:style-name="T10"><text:s text:c="4"/>o - Kit</text:span></text:p>
      <text:p text:style-name="P22"><text:span text:style-name="T10"><text:s text:c="4"/>p - Mixed materials</text:span></text:p>
      <text:p text:style-name="P22"><text:span text:style-name="T10"><text:s text:c="4"/>r - Three-dimensional artifact or naturally occurring object</text:span></text:p>
      <text:p text:style-name="P22"><text:span text:style-name="T10"><text:s text:c="4"/>t - Manuscript language material</text:span></text:p>
      <text:p text:style-name="P22"><text:span text:style-name="T10"/></text:p>
      <text:p text:style-name="P22"><text:span text:style-name="T10">07 - Bibliographic level</text:span></text:p>
      <text:p text:style-name="P22"><text:span text:style-name="T10"><text:s text:c="4"/>a - Monographic component part</text:span></text:p>
      <text:p text:style-name="P22"><text:span text:style-name="T10"><text:s text:c="4"/>b - Serial component part</text:span></text:p>
      <text:p text:style-name="P22"><text:span text:style-name="T10"><text:s text:c="4"/>c - Collection</text:span></text:p>
      <text:p text:style-name="P22"><text:span text:style-name="T10"><text:s text:c="4"/>d - Subunit</text:span></text:p>
      <text:p text:style-name="P22"><text:soft-page-break/><text:span text:style-name="T10"><text:s text:c="4"/>i - Integrating resource</text:span></text:p>
      <text:p text:style-name="P22"><text:span text:style-name="T10"><text:s text:c="4"/>m - Monograph/Item</text:span></text:p>
      <text:p text:style-name="P22"><text:span text:style-name="T10"><text:s text:c="4"/>s - Serial</text:span></text:p>
      <text:p text:style-name="P22"><text:span text:style-name="T10"/></text:p>
      <text:p text:style-name="P22"><text:span text:style-name="T10">08 - Type of control</text:span></text:p>
      <text:p text:style-name="P22"><text:span text:style-name="T10"><text:s text:c="4"/># - No specified type</text:span></text:p>
      <text:p text:style-name="P22"><text:span text:style-name="T10"><text:s text:c="4"/>a - Archival</text:span></text:p>
      <text:p text:style-name="P22"><text:span text:style-name="T10"/></text:p>
      <text:p text:style-name="P22"><text:span text:style-name="T10">09 - Character coding scheme</text:span></text:p>
      <text:p text:style-name="P22"><text:span text:style-name="T10"><text:s text:c="4"/># - MARC-8</text:span></text:p>
      <text:p text:style-name="P22"><text:span text:style-name="T10"><text:s text:c="4"/>a - UCS/Unicode</text:span></text:p>
      <text:p text:style-name="P22"><text:span text:style-name="T10"/></text:p>
      <text:p text:style-name="P22"><text:span text:style-name="T10">10 - Indicator count</text:span></text:p>
      <text:p text:style-name="P22"><text:span text:style-name="T10"><text:s text:c="4"/>2 - Number of character positions used for indicators</text:span></text:p>
      <text:p text:style-name="P22"><text:span text:style-name="T10"/></text:p>
      <text:p text:style-name="P22"><text:span text:style-name="T10">11 - Subfield code count</text:span></text:p>
      <text:p text:style-name="P22"><text:span text:style-name="T10"><text:s text:c="4"/>2 - Number of character positions used for a subfield code</text:span></text:p>
      <text:p text:style-name="P22"><text:span text:style-name="T10"/></text:p>
      <text:p text:style-name="P22"><text:span text:style-name="T10">12-16 - Base address of data</text:span></text:p>
      <text:p text:style-name="P22"><text:span text:style-name="T10"><text:s text:c="4"/>[number] - Length of Leader and Directory</text:span></text:p>
      <text:p text:style-name="P22"><text:span text:style-name="T10"/></text:p>
      <text:p text:style-name="P22"><text:span text:style-name="T10">17 - Encoding level</text:span></text:p>
      <text:p text:style-name="P22"><text:span text:style-name="T10"><text:s text:c="4"/># - Full level</text:span></text:p>
      <text:p text:style-name="P22"><text:span text:style-name="T10"><text:s text:c="4"/>1 - Full level, material not examined</text:span></text:p>
      <text:p text:style-name="P22"><text:span text:style-name="T10"><text:s text:c="4"/>2 - Less-than-full level, material not examined</text:span></text:p>
      <text:p text:style-name="P22"><text:span text:style-name="T10"><text:s text:c="4"/>3 - Abbreviated level</text:span></text:p>
      <text:p text:style-name="P22"><text:span text:style-name="T10"><text:s text:c="4"/>4 - Core level</text:span></text:p>
      <text:p text:style-name="P22"><text:span text:style-name="T10"><text:s text:c="4"/>5 - Partial (preliminary) level</text:span></text:p>
      <text:p text:style-name="P22"><text:span text:style-name="T10"><text:s text:c="4"/>7 - Minimal level</text:span></text:p>
      <text:p text:style-name="P22"><text:span text:style-name="T10"><text:s text:c="4"/>8 - Prepublication level</text:span></text:p>
      <text:p text:style-name="P22"><text:span text:style-name="T10"><text:s text:c="4"/>u - Unknown</text:span></text:p>
      <text:p text:style-name="P22"><text:span text:style-name="T10"><text:s text:c="4"/>z - Not applicable</text:span></text:p>
      <text:p text:style-name="P22"><text:span text:style-name="T10"/></text:p>
      <text:p text:style-name="P22"><text:span text:style-name="T10">18 - Descriptive cataloging form</text:span></text:p>
      <text:p text:style-name="P22"><text:span text:style-name="T10"><text:s text:c="4"/># - Non-ISBD</text:span></text:p>
      <text:p text:style-name="P22"><text:span text:style-name="T10"><text:s text:c="4"/>a - AACR 2</text:span></text:p>
      <text:p text:style-name="P22"><text:span text:style-name="T10"><text:s text:c="4"/>c - ISBD punctuation omitted</text:span></text:p>
      <text:p text:style-name="P22"><text:span text:style-name="T10"><text:s text:c="4"/>i - ISBD punctuation included</text:span></text:p>
      <text:p text:style-name="P22"><text:span text:style-name="T10"><text:s text:c="4"/>n - Non-ISBD punctuation omitted</text:span></text:p>
      <text:p text:style-name="P22"><text:span text:style-name="T10"><text:s text:c="4"/>u - Unknown</text:span></text:p>
      <text:p text:style-name="P22"><text:span text:style-name="T10"/></text:p>
      <text:p text:style-name="P22"><text:span text:style-name="T10">19 - Multipart resource record level</text:span></text:p>
      <text:p text:style-name="P22"><text:span text:style-name="T10"><text:s text:c="4"/># - Not specified or not applicable</text:span></text:p>
      <text:p text:style-name="P22"><text:span text:style-name="T10"><text:s text:c="4"/>a - Set</text:span></text:p>
      <text:p text:style-name="P22"><text:span text:style-name="T10"><text:s text:c="4"/>b - Part with independent title</text:span></text:p>
      <text:p text:style-name="P22"><text:span text:style-name="T10"><text:s text:c="4"/>c - Part with dependent title</text:span></text:p>
      <text:p text:style-name="P22"><text:span text:style-name="T10"/></text:p>
      <text:p text:style-name="P22"><text:span text:style-name="T10">20 - Length of the length-of-field portion</text:span></text:p>
      <text:p text:style-name="P22"><text:span text:style-name="T10"><text:s text:c="4"/>4 - Number of characters in the length-of-field portion of a Directory entry</text:span></text:p>
      <text:p text:style-name="P22"><text:soft-page-break/><text:span text:style-name="T10"/></text:p>
      <text:p text:style-name="P22"><text:span text:style-name="T10">21 - Length of the starting-character-position portion</text:span></text:p>
      <text:p text:style-name="P22"><text:span text:style-name="T10"><text:s text:c="4"/>5 - Number of characters in the starting-character-position portion of a Directory entry </text:span></text:p>
      <text:p text:style-name="P22"><text:span text:style-name="T10"/></text:p>
      <text:p text:style-name="P22"><text:span text:style-name="T10">22 - Length of the implementation-defined portion</text:span></text:p>
      <text:p text:style-name="P22"><text:span text:style-name="T10"><text:s text:c="4"/>0 - Number of characters in the implementation-defined portion of a Directory entry</text:span></text:p>
      <text:p text:style-name="P22"><text:span text:style-name="T10"/></text:p>
      <text:p text:style-name="P22"><text:span text:style-name="T10">23 - Undefined</text:span></text:p>
      <text:p text:style-name="P22"><text:span text:style-name="T10"><text:s text:c="4"/>0 - Undefined</text:span></text:p>
      <text:p text:style-name="P25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01:48.612290333</meta:creation-date>
    <dc:date>2017-11-27T16:30:49.216813437</dc:date>
    <meta:editing-duration>PT5H5M2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112" meta:word-count="808" meta:character-count="5047" meta:non-whitespace-character-count="4121"/>
  </office:meta>
</office:document-meta>
</file>